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66a0" officeooo:paragraph-rsid="001d66a0"/>
    </style:style>
    <style:style style:name="P2" style:family="paragraph" style:parent-style-name="Standard">
      <style:text-properties fo:font-weight="bold" officeooo:rsid="001d66a0" officeooo:paragraph-rsid="001d66a0" style:font-weight-asian="bold" style:font-weight-complex="bold"/>
    </style:style>
    <style:style style:name="P3" style:family="paragraph" style:parent-style-name="Standard">
      <style:text-properties officeooo:rsid="001d66a0" officeooo:paragraph-rsid="001d66a0"/>
    </style:style>
    <style:style style:name="P4" style:family="paragraph" style:parent-style-name="Standard">
      <style:text-properties officeooo:rsid="001e46ec" officeooo:paragraph-rsid="001d66a0"/>
    </style:style>
    <style:style style:name="P5" style:family="paragraph" style:parent-style-name="Standard">
      <style:text-properties fo:font-weight="bold" officeooo:rsid="001e46ec" officeooo:paragraph-rsid="001d66a0" style:font-weight-asian="bold" style:font-weight-complex="bold"/>
    </style:style>
    <style:style style:name="P6" style:family="paragraph" style:parent-style-name="Standard">
      <style:text-properties fo:font-weight="bold" officeooo:rsid="002000c1" officeooo:paragraph-rsid="002000c1" style:font-weight-asian="bold" style:font-weight-complex="bold"/>
    </style:style>
    <style:style style:name="P7" style:family="paragraph" style:parent-style-name="Standard">
      <style:text-properties fo:font-weight="bold" officeooo:rsid="0021a1b7" officeooo:paragraph-rsid="0021a1b7" style:font-weight-asian="bold" style:font-weight-complex="bold"/>
    </style:style>
    <style:style style:name="P8" style:family="paragraph" style:parent-style-name="Standard">
      <style:text-properties fo:font-weight="bold" officeooo:rsid="0021b68c" officeooo:paragraph-rsid="0021b68c" style:font-weight-asian="bold" style:font-weight-complex="bold"/>
    </style:style>
    <style:style style:name="P9" style:family="paragraph" style:parent-style-name="Standard">
      <style:text-properties fo:font-weight="bold" officeooo:rsid="0022aad8" officeooo:paragraph-rsid="0022aad8" style:font-weight-asian="bold" style:font-weight-complex="bold"/>
    </style:style>
    <style:style style:name="P10" style:family="paragraph" style:parent-style-name="Standard">
      <style:text-properties fo:font-weight="bold" officeooo:rsid="0022b948" officeooo:paragraph-rsid="0022b948" style:font-weight-asian="bold" style:font-weight-complex="bold"/>
    </style:style>
    <style:style style:name="P11" style:family="paragraph" style:parent-style-name="Standard">
      <style:text-properties officeooo:rsid="002000c1" officeooo:paragraph-rsid="002000c1"/>
    </style:style>
    <style:style style:name="P12" style:family="paragraph" style:parent-style-name="Standard">
      <style:text-properties officeooo:rsid="0021a1b7" officeooo:paragraph-rsid="0021a1b7"/>
    </style:style>
    <style:style style:name="P13" style:family="paragraph" style:parent-style-name="Standard">
      <style:text-properties officeooo:rsid="0021b68c" officeooo:paragraph-rsid="0021b68c"/>
    </style:style>
    <style:style style:name="P14" style:family="paragraph" style:parent-style-name="Standard">
      <style:text-properties officeooo:rsid="0022aad8" officeooo:paragraph-rsid="0022aad8"/>
    </style:style>
    <style:style style:name="P15" style:family="paragraph" style:parent-style-name="Standard">
      <style:text-properties officeooo:rsid="0022b948" officeooo:paragraph-rsid="0022b9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ASSIFICATION OF TEXT</text:p>
      <text:p text:style-name="P1">Welcome back. In this module, we are going to talk about text classification or supervised learning for text. To start and set up the case, I want you to look at this paragraph. It is about a medical document. And I want you to think about the specialty that this relates to. Is it nephrology, neurology, or podiatry? Looking at the words, you would think that it's podiatry, because you have foot there, you have something to do with fungal infection and skin infection, and so on. And, nephrology, which is the science of kidneys or neurology that is about the brain, This is more closely related to the study of foot, so that's podiatry, right? Now, given the three classes that you have already, that's nephrology, neurology and podiatry, let's look at another paragraph. Here, you will see that it talks about kidney failure. And just by looking at the first few words you would know that this probably belongs to nephrology. Now think about how you made that decision. Did you use the work nephrology anywhere? It's not there in text. Then how did you know that it's nephrology?</text:p>
      <text:p text:style-name="P1">Play video starting at :1:34 and follow transcript1:34</text:p>
      <text:p text:style-name="P1">The icon is important, but when you are talking about text classification, you don't have that icon. I just put it up there. So you're looking at the words, so kidney failure or renal failure and you somehow magically know that nephrology relates to kidneys and renal diseases and so on.</text:p>
      <text:p text:style-name="P1">Play video starting at :1:55 and follow transcript1:55</text:p>
      <text:p text:style-name="P1">This is an important characteristic of identifying a class based on text. And what he just did is classification.</text:p>
      <text:p text:style-name="P1">Play video starting at :2:5 and follow transcript2:05</text:p>
      <text:p text:style-name="P1">So what is classification? You have a given set of classes, in this particular case we had these three classes. And note that I don't even have to tell you the name nephrology or neurology. I could just give them class one, two, three or these three icons.</text:p>
      <text:p text:style-name="P1">Play video starting at :2:26 and follow transcript2:26</text:p>
      <text:p text:style-name="P1">But you know that they are these three concepts, these three classes that you want to classify them into. And then the task is to assign the correct class label to a given input.</text:p>
      <text:p text:style-name="P1">Play video starting at :2:39 and follow transcript2:39</text:p>
      <text:p text:style-name="P1">There are a lot of examples of text classification when you look at it. For example, if you are looking at a news article, and depending on which page of the newspaper it belongs to, you would want to categorize it as politics, sports, or technology.</text:p>
      <text:p text:style-name="P1">Play video starting at :2:57 and follow transcript2:57</text:p>
      <text:p text:style-name="P1">There are many more classes, of course. But in this case, let's say we want to distinguish them into one of these three classes. Or you get an email and you want to label that email as a spam or not a spam. Should it go into spam folder? How does any mail client decide that it should go in this category? Basically, what is happening is there is a text classification model running time. Think of sentiment analysis. You read a movie review and just by reading it, you want to decide if it's a positive review or a negative review. The text classification can actually be at very scales. All of these are really at the scale of a document, and you could call a paragraph a document, or a news report a document, or an email a document. But you could also have text classification at a word level. So think of the problem of spelling correction. And you have weather written two ways. One means the climate, the other is a construct for the sentence.</text:p>
      <text:p text:style-name="P1">Play video starting at :4:8 and follow transcript4:08</text:p>
      <text:p text:style-name="P1">Which is the right spelling when you are writing a sentence? The weather is great. Is it the first one or the second one? What about the word color and the way that it's spelled in British English and American English?</text:p>
      <text:p text:style-name="P1">Play video starting at :4:26 and follow transcript4:26</text:p>
      <text:p text:style-name="P1">Depending on all the other words, and if suppose you're writing a BBC news article, or reading one, you are most likely to see the second spelling. The first spelling in that context would appear as an error. You need to understand a correct for those. That would be the spelling correction problem. All of these tasks are in general what are known as supervised learning tasks. It's supervised because just like humans learn from past experiences, machines learn from past instances.</text:p>
      <text:p text:style-name="P1"><text:soft-page-break/>Play video starting at :5:3 and follow transcript5:03</text:p>
      <text:p text:style-name="P1">So, for example, in a supervised classification task, you have this training phase where information is gathered and a model is built and an inference phase where that model is applied. So, for example, you'll have a set of inputs that we call the labeled input, where we know that this particular instance is positive, this one is negative, and so on. So in this case, let's just do examples. Green and red, or light and dark, or positive and negative. And you did that set that the label set up instances and feed it into a classification algorithm.</text:p>
      <text:p text:style-name="P1">Play video starting at :5:45 and follow transcript5:45</text:p>
      <text:p text:style-name="P1">This classification algorithm will learn which instances appear to be more positive than negative and build a model for what it learns. Once you have the model, you can used it in the inference phase, where you have unlabeled input and then this model will take it and give out labels for those inputs, for those input instances.</text:p>
      <text:p text:style-name="P1">Play video starting at :6:13 and follow transcript6:13</text:p>
      <text:p text:style-name="P1">In this supervised learning, you learn a classification model on properties. So when we say instances, you're really looking at properties, or features of these instances, and the model that is learned is basically importance of sort, or weight, that is given to those properties. And all of this is basically learned from the labeled instances given to you.</text:p>
      <text:p text:style-name="P1">Play video starting at :6:42 and follow transcript6:42</text:p>
      <text:p text:style-name="P1">More formally, the set of attributes or features that represents the input is denoted by x, usually written as bold x, because it's a vector. It is a set of individual features, and in this particular case let's say there are n features.What would these n features be? Let's take an example of email and in order to take with it spam or not, you would say where does it come from?</text:p>
      <text:p text:style-name="P1">Play video starting at :7:11 and follow transcript7:11</text:p>
      <text:p text:style-name="P1">Does it have Kind of interesting words like Nigeria or prince or deposit money or something like that? So those would be attributes on which you make a decision whether this email should go in the spam folder or not. Then, you have the class label, the set of class labels is Y.</text:p>
      <text:p text:style-name="P1">Play video starting at :7:36 and follow transcript7:36</text:p>
      <text:p text:style-name="P1">Let's say there are k classes. If it's just two classes like positive and negative, then k will be 2. If it was this medical speciality example we saw where it's nephrology, neurology or podiatry, then k is 3. One of those classes is the class label assigned to the instance, and that is by small y. Once we have learned this classification model, we apply that model to new instances to predict the label.</text:p>
      <text:p text:style-name="P1">Play video starting at :8:12 and follow transcript8:12</text:p>
      <text:p text:style-name="P1">So when we look at these, there are some terminology of data sets that you would see very commonly. So again, there are two phases, the training phase and the inference phase. The training phase has labeled data set. And in general, in the inference phase you have unlabeled data set. Unlabeled data set is where you have all instances and you have the x defined, but you don't have a y. You don't have a label. Whereas in the labeled data set, you have the x and the y for every instance given to you.</text:p>
      <text:p text:style-name="P1">Play video starting at :8:48 and follow transcript8:48</text:p>
      <text:p text:style-name="P1">However, in training, you don't use the entire label set for training purposes. Because then you will not know how well your model is. So what you want to do is to use a part of it as training data where you actually learn parameters. Learn the model, but leave some aside as a validation data set, or it's sometimes called hold out data set. So that in the training phase, you can learn on the training data but then test, or evaluate, or set parameters on the validation data.</text:p>
      <text:p text:style-name="P1">Play video starting at :9:27 and follow transcript9:27</text:p>
      <text:p text:style-name="P1">And then, you want another data set to really test how well you do. We are to never use it in training. You don't set your parameters based on that. But you just evaluate on that, so that you can judge whether the model was really good or not on completely unseen data. You have seen all of these concepts in previous courses within this specialization that goes straight. But I want to kind of bring them here so that we have the context in which we're going to talk about.</text:p>
      <text:p text:style-name="P1">Play video starting at :10:1 and follow transcript10:01</text:p>
      <text:p text:style-name="P1">One last thing about classification and that's classification paradigms.</text:p>
      <text:p text:style-name="P1"><text:soft-page-break/>Play video starting at :10:6 and follow transcript10:06</text:p>
      <text:p text:style-name="P1">We talked about cases when the set of possible labels are two, right? Positive and negative or green and red or yes and no or spam or not spam, right? All of these tasks are called binary classification tasks because the number of possible classes is two.</text:p>
      <text:p text:style-name="P1">Play video starting at :10:27 and follow transcript10:27</text:p>
      <text:p text:style-name="P1">When that increases, When the number of examples is more than two, number of classes I'm sorry, is more than two, it's called multi-class classification problem. And in some instances, you might want to label with more than one labels. And when that happens, when the data and classes are labeled by two or more labels, that is called multi-label classification. Typically, we will look at binary classification or multi-class classification, but there are some instances within this module and the scores where we will look at multi-label classification too. In general, when we talk about classification, we're talking about binary or multiclass classification. When you look at what questions to ask in a supervised learning scenario, in the training phase, the questions that you need to answer are what are the features? How do you represent them? How do you represent the input given to you? What is a classification model or the algorithm you're going to use? And what are the model parameters, depending on the model you use?</text:p>
      <text:p text:style-name="P1">Play video starting at :11:39 and follow transcript11:39</text:p>
      <text:p text:style-name="P1">These are the questions that you will answer while you're building your model. You need to know how do you represent input? How are they going to train, or what model are they going to train, and then what is the output of that training process? And in the inference phase, you need to define what are the expected performance measures? What is a good measure? How do you know that you have built a great model? What if a performance measure you'll use to determine that?</text:p>
      <text:p text:style-name="P1">Play video starting at :12:9 and follow transcript12:09</text:p>
      <text:p text:style-name="P1">And these are the questions you would answer when you are building a supervised learning model. The same thing applies to text. And in the next few videos we are going to answer these one by one.</text:p>
      <text:p text:style-name="P1"/>
      <text:p text:style-name="P5">IDENTIFYING FEATURES FROM TEXT</text:p>
      <text:p text:style-name="P4">In this video we are going to answer the first of the three questions on what to think about in a supervised learning scenario. And that is feature identification.</text:p>
      <text:p text:style-name="P4">Play video starting at ::22 and follow transcript0:22</text:p>
      <text:p text:style-name="P4">How do you identify features from text?</text:p>
      <text:p text:style-name="P4">Play video starting at ::26 and follow transcript0:26</text:p>
      <text:p text:style-name="P4">So why is text data so unique? The text data presents very unique set of challenges when you're looking at in a supervised learning scenario. All the information that you need or that you have in these cases is all in text.</text:p>
      <text:p text:style-name="P4">Play video starting at ::42 and follow transcript0:42</text:p>
      <text:p text:style-name="P4">But text is a very weird concept. There are different ways you can parse a text document.</text:p>
      <text:p text:style-name="P4">Play video starting at ::48 and follow transcript0:48</text:p>
      <text:p text:style-name="P4">The features can be pulled from text in different granularities.</text:p>
      <text:p text:style-name="P4">Play video starting at ::54 and follow transcript0:54</text:p>
      <text:p text:style-name="P4">So let's take an example of the type of textual features that you will get.</text:p>
      <text:p text:style-name="P4">Play video starting at :1: and follow transcript1:00</text:p>
      <text:p text:style-name="P4">The basic constructs in text is the set of words.</text:p>
      <text:p text:style-name="P4">Play video starting at :1:5 and follow transcript1:05</text:p>
      <text:p text:style-name="P4">So, these are by far, the most common class of features and add a significant number of features when you add to it. So, for example, in English language, there are about 40,000 unique words. So just looking at that in common English, you would have 40,000 features. If you're looking at social media or some other genres of data, you might get very many more number of features because you could have unique word spellings and so on and all of those would be words.</text:p>
      <text:p text:style-name="P4">Play video starting at :1:39 and follow transcript1:39</text:p>
      <text:p text:style-name="P4">When you get these many features, one of the questions you're to start answering is, how do you handle commonly-occurring words?</text:p>
      <text:p text:style-name="P4"><text:soft-page-break/>Play video starting at :1:47 and follow transcript1:47</text:p>
      <text:p text:style-name="P4">In some cases, they are called stop words. Words like the, that occurs fairly commonly, and that's the most frequent word in the English language.</text:p>
      <text:p text:style-name="P4">Play video starting at :1:59 and follow transcript1:59</text:p>
      <text:p text:style-name="P4">And every document, every sentence would probably have the word the.</text:p>
      <text:p text:style-name="P4">Play video starting at :2:5 and follow transcript2:05</text:p>
      <text:p text:style-name="P4">But more generally the word the is not as important for a classification task than any other word. Let's say if you're talking about politics and you have parliament as a word. Parliament as a word is more important than the word the to determine whether the document belongs to the politics class.</text:p>
      <text:p text:style-name="P4">Play video starting at :2:33 and follow transcript2:33</text:p>
      <text:p text:style-name="P4">The next step is normalization. Do you make all the words lower case so that parliament with a capital P and a small p are treated the same, or add the same feature?</text:p>
      <text:p text:style-name="P4">Play video starting at :2:48 and follow transcript2:48</text:p>
      <text:p text:style-name="P4">Or should we leave it as-is? US, capitals, would be the United States. Whereas if you make it lowercase, it would be indistinguishable from the word us.</text:p>
      <text:p text:style-name="P4">Play video starting at :3: and follow transcript3:00</text:p>
      <text:p text:style-name="P4">So, in some cases, you want to leave it as is, in some cases you want it lowercase, so how do you make that choice?</text:p>
      <text:p text:style-name="P4">Play video starting at :3:8 and follow transcript3:08</text:p>
      <text:p text:style-name="P4">There are also issues about stemming and lemmatization. So for example, you don't want plurals to be different features. So you would want to lemmatize them or to stand them. Then, all of this is still about words. Let's go beyond words.</text:p>
      <text:p text:style-name="P4">Play video starting at :3:27 and follow transcript3:27</text:p>
      <text:p text:style-name="P4">You can actually identify features or characteristics of words. For example, capitalization.</text:p>
      <text:p text:style-name="P4">Play video starting at :3:34 and follow transcript3:34</text:p>
      <text:p text:style-name="P4">The word, as I said, US is capitalized,</text:p>
      <text:p text:style-name="P4">Play video starting at :3:39 and follow transcript3:39</text:p>
      <text:p text:style-name="P4">White House, with the W capitalized and the H capitalized, it's very different than white house, a white house, right? So, capitalization is important feature to identify certain words and their meanings.</text:p>
      <text:p text:style-name="P4">Play video starting at :3:57 and follow transcript3:57</text:p>
      <text:p text:style-name="P4">You could use parts of speech of words in a sentence. And those could be a feature. So for example if it's important to say that this particular word had a determinant in front.</text:p>
      <text:p text:style-name="P4">Play video starting at :4:14 and follow transcript4:14</text:p>
      <text:p text:style-name="P4">Then that word is, so then that becomes an important feature. An example would be the weather, whether example. Recall that we talked about a spelling correction problem where you want to determine whether the correct spelling is whether as in W-H-E-T-H-E-R or weather as in W-E-A-T-H-E-R. If you see a determiner like, the, in front of that word, it most likely would be the weather as in W-E-A-T-H-E-R. So that particular part of speech before this word becomes a very important feature.</text:p>
      <text:p text:style-name="P4">Play video starting at :4:58 and follow transcript4:58</text:p>
      <text:p text:style-name="P4">You also might want to know the grammatical structure or parse the sentence and get the sentence parse structure to see what is the verb associated with a particular noun. How far is it from the associated noun and so on.</text:p>
      <text:p text:style-name="P4">Play video starting at :5:14 and follow transcript5:14</text:p>
      <text:p text:style-name="P4">And then, you may want to group words of similar meaning to have one feature to represent a set of words.</text:p>
      <text:p text:style-name="P4">Play video starting at :5:22 and follow transcript5:22</text:p>
      <text:p text:style-name="P4">An example would be buy, purchase, and so on. These are all synonyms, and you don't want to have two different features, one for buy, one for purchase, you may want to group them together because they mean the same, they have the same semantics.</text:p>
      <text:p text:style-name="P4">Play video starting at :5:40 and follow transcript5:40</text:p>
      <text:p text:style-name="P4"><text:soft-page-break/>But it could also be other groups, like titles or honorifics, like Mr, Ms, Dr, Professor, and so on. Or the set of numbers, or digits, because you don't want to specifically have a feature for zero and other features for one, and so on, all the numbers. So you might want to say, if it's a number anywhere between 0 to 10,000, I'm just going to call it something, a number, right, so suddenly you've reduced 10,000 features into one.</text:p>
      <text:p text:style-name="P4">Play video starting at :6:9 and follow transcript6:09</text:p>
      <text:p text:style-name="P4">Or the same with dates. If you are able to recognize dates using irregular expressions for example and you do a very good job of it, then you may want say, you know what, maybe all dates would be identified and called one feature as a date, because I don't want to learn something that is for every individual date possible. Then it's an infinite list.</text:p>
      <text:p text:style-name="P4">Play video starting at :6:31 and follow transcript6:31</text:p>
      <text:p text:style-name="P4">Other type of features would be depending on the classification tasks. So for example, you may have features that come from inside the words or have features with word sequences. An example would be bigrams or trigrams. The White House example comes to mind. Where you want to say, White House, as a two word construct as a bigram is conceptually one thing.</text:p>
      <text:p text:style-name="P4">Play video starting at :6:56 and follow transcript6:56</text:p>
      <text:p text:style-name="P4">As compared to white and house as two different features, two different things.</text:p>
      <text:p text:style-name="P4">Play video starting at :7:3 and follow transcript7:03</text:p>
      <text:p text:style-name="P4">You may also want to have character sub-sequences such as ing or ion. And just by looking at it you know that ing is basically saying it is a word in its continuous form, right? So, just looking at ing in a word, we'd be able to call it as a verb. And ion more likely at the end of a word would be a noun of some form. So just these character subsequences can help you identify some classes if that is important for this particular classification task that you have.</text:p>
      <text:p text:style-name="P4">Play video starting at :7:41 and follow transcript7:41</text:p>
      <text:p text:style-name="P4">So how would you do it?</text:p>
      <text:p text:style-name="P4">Play video starting at :7:44 and follow transcript7:44</text:p>
      <text:p text:style-name="P4">We have talked about some of these features and I would suggest you recall the lectures from previous week that was about natural language processing and basic NLP tasks. And we have addressed some of these things there. You just want to identify them now and make it available as features for your classification task. We'll see more examples of features soon.</text:p>
      <text:p text:style-name="P4"/>
      <text:p text:style-name="P6">NAIVE BAYES CLASSIFIERS</text:p>
      <text:p text:style-name="P11">In this video we are going to talk about one of the classification algorithms called the Naïve Bayes classifier. Let's take a case to set up the scenario. This is the task of classifying text search queries. So suppose you are interested in classifying search queries and you have three classes. The Entertainment class, the Computer Science class, and the Zoology class. The three subjects. And then you know that most of these search queries are about Entertainment. So that's what you know coming in. That if you don't know anything else, the chances that it's an entertainment related query is pretty high. Then you get the query. And the query is "Python". And the task is still the same. The task is, can you classify Python as entertainment, computer science, or zoology? Is it Python the snake? If that is the case then it is a zoology document. But what it is actually Python the programming language like apply data mining in Python, right? Then it belongs to computer science. But if it is Python as in Monty Python then it is entertainment. So just the word "Python" could still mean one of these three. But then you think that Python as itself, the most common class becomes zoology. So even though generally the queries are entertainment queries, when you see the word "Python" and if that is your query then the chances that it is actually zoology becomes higher. Then you have another word and this time is "Python download". And then you can say that the most probably class is in fact computer science. So what just happened there? You had a model, in this case a probabilistic model that tells you the likelihood of a class before you have any information. And then when you are given new information, you updated that likelihood of the class. So you had a model that said "Entertainment is typically what any standard query, typical query, would be". But then given the new information about the word "Python" you said "Oh, the <text:soft-page-break/>likelihood of it being zoology is higher". And it's not likely to be entertainment anymore. Even though there are cases of Python, as in Monty Python, where it would be entertainment. So this change is what is in the crux of this Naïve Bayes classifier. You have something called prior probability that is the prior knowledge or the prior belief that the label belongs to entertainment, Or the label it's computer science, or the label is zoology. This is one of the three options you have. So you have a prior probability for each of them. And by basic probability you know that these are the only three options. So the sum of these two probabilities should be one. It's definitely one of the three. It's either entertainment, or computer science, or zoology. But among the three entertainment is more likely. And then when you have new information like the x is Python and input is Python, so when you have new information your probability and likelihood changes. Your probability of entertainment given the input is Python is suddenly lower. And the probability of y being computer science given x is Python is higher. And probability of y given zoology is even higher. That's why you would say that "Given the input Python, the label is zoology". So this is encapsulated in what is called Baye's Rule or Based theorem and that says that "The posterior probability depends on your prior. But then also depends on the likelihood of that happening or that event happening". And divided by the evidence. So in mathematical terms it comes to probability of y given X is probability of Y which is the prior probability. And probability of X given y which is the likelihood of having the data as X given y. That means, if you know that the label is zoology, the probability of seeing Python is so in zoology documents let's say. Or if you know that the label is entertainment the, the probability of seeing Python in entertainment is so and so and that is lower. That's significantly lower than the other one. Then if the class was zoology. So the Naïve Bayes classifier looks at this computation, looks at what is the probability of a class like computer science given the input as Python. And if computes is saying "What is the chance that it was coming to science in general? What is the likelihood of it being computer science or the prior probability? And then what is the likelihood of seeing the word Python in documents that are computer science. The same thing with zoology. So the probability of the class being zoology given Python is, what is a prior probability of the class being zoology without knowing any information? And then given that it is the zoology class document, what is the chance that you will see? What is the likelihood of seeing Python? And then you will say that if probability of y as CS given Python is higher than y as zoology, the label as zoology given Python then I'm going to call the label as computer science. So in general, you're saying that probability of y given X is computed this way. But then the Naïve Bayes classification model just is interested in which of the three labels is more likely. So you know that y belongs to one of the three classes. Entertainment, conputer science, or zoology. It's only important to know which among those three is higher. And so, the true label, or the predicted label I should say, y* is the y that maximizes probabilit of y given X. And then that computation it does not matter what the probability of X itself is. So what is the probability of seeing a query like Python. And you can remove it then because it does not matter, it doesn't change with the label assigned to it. This in addition to what is called the Naïve assumption of Bayesian classification forms the Naïve Bayes classifier. And the Naïve assumption is that given the class label, the features themselves are independent of each other. That is given the label is y, probability of capital X given y is just individual feature probabilities. Probability of x_i given a product of all of those. That's the product that goes from the first feature to the end feature. This is the final formulation of a Naïve Bayes classifier. So the formula stands like this. The predicted label y is the y that maximizes, the argument that maximizes this computation of probability of y given X. Which is computed using Bayes Rule as probability of y, that is the prior, times T independent products of individual features given y. So that's the likelihood of probatility of capital X given y. So for example, if the query is Python download, you're going to say "The predicted y is the y that maximizes probability of y. Probability of Python given y, and probability of download given y. So for example, if it is zoology, you know that probability of zoology is low. People don't typically ask zoology queries. But then probability of Python given zoology is very high. However, probability of download given Python is very low. However, in the case of computer science, probability of computer science queries in general is somewhere in the middle. Probability of Python given computer sciences not up there but <text:soft-page-break/>also significant. Whereas probability of download given computer science is very significant. And a product of all of the three makes computer science as to be the best predicted leap. So in Naïve Bayes we saw the model is just individual probabilities that you multiply together. So what are the parameters there? We have the prior probabilities. The prior probabilities are these probabilities for each of the classes in your set of classes. So that's probability of y for all y in capital Y. And then you have the likelihoods. And that this probability of seeing a particular feature in documents of class y. The probability of x_i given y that is import, no, that is needed for all features x_i and all labels y in Y. So it's a combination of every feature in each of these classes that you have. So let's take an exercise. If you have three classes that is capital Y is three. And you have hundred features in your X, that means X goes from X1, X2 up to X100. Can you compare how many parameters are there in the Naïve Bayes model? Give it a try.</text:p>
      <text:p text:style-name="P11">Play video starting at :11:14 and follow transcript11:14</text:p>
      <text:p text:style-name="P11">No? Once you know what are the parameters that you learned in a Naïve Bayes model, let's see how do you actually learned it. So you have prior probabilities like probability of y for all Y in the set of labels. How do you identify that? How do you know that the most common class of search queries is entertainment? Well, you have the training data. So you have the set of documents are all the queries that are labeled as which class they belong to. So you have a query such as Ashton Kutcher and that query would be entertainment, or Lady Gaga. That is also entertainment. Or tiger. And in the context of zoology as an animal and that would be zoology. Or something like C++ and that is computer science and so on. So you can just count the number of instances you have in your training data in each of these classes. In the example I gave, I gave you two examples of entertainment and one each of computer science and zoology. So your class distribution just with four instances would be half for entertainment, one quarter for zoology, and one quarter for computer science. In general, if there are any instances and small enough those are belonging to a particular class y then your probability of class y is small and or capital N. The next set of parameters you have is likelihood. So recall that likelihood is probably of x_i given Y for all features x_i and for all labels y. So it's a combination of the many, many features here. So how do you count those? So the way you do that would be you count the number of times feature x_i appears in instances labeled as class y. So you only focus on the instances that were labeled class y and among those see how many times the feature x_i occurs. So for example, you will only look at documents that belong to the computer science class and among those you would count how many times Python appears. OK? Or you would look at all the queries that we will call entertainment and then look for word like "actor" and see how many times the word "actor" occurs in those queries. So that would be probability of word "actor" given the class entertainment. So there are p instances of class y and x_i the feature x_i appears in k of them then the probability of x_i and y would be k / p. When you do this counting there is a slight problem. And that problem is, what happens if the probability becomes zero? So for example. If you have never seen the word "actor" in queries that were labeled entertainment. Or let's say you never saw the word "python" in the queries that were labeled entertainment. Because for some reason in your dataset you never saw Monty Python. Then the probability the way you compute it would be zero. But that is a problem because if you have the probability to be zero and it is multiplied to all the other probabilities, the overall probability will end up being zero. So when a feature x_i never occurs documents labelled y, it can never be the case that whenever you see the word, the feature x_i that the label is y. You don't want to be that strict. So you don't want to say that the posterior probability of y given x_i will be zero because that would make any document that has Python to never be called an entertainmenet class, right? So what you would want to do instead is to smooth the parameters and then you smooth the parameters. One of the options to do it would be just add a dummy count. You say, it's never the case that the count to zero. So I add count of one to every word in every class. This does not change the order probability significantly because that's the way we are computed these probabilities. These are called "maximum likelihood estimations" that typically good when you have large numbers but they're not so good when you have very small numbers. So by adding count of one, you don't really significantly change the larger numbers there. Because what you do now is you say, probability of <text:soft-page-break/>X_i given y instead of k / p, you're going to say "I'm going to add one to every word". So it's going to be k + 1 over p plus n because in all I have added n words as dummies. So that would be your way by which now you'll never have a probability of zero here. Because if k indeed was zero, the probability would still be one over p + n. So this way, how can I've awarded this problem of zero counts? Now, you might imagine and wonder if you would want to do something similar to the prior probabilities. Think about it and we'll talk about it in one of the queries. The immediate questions soon. So to bring it all together. The big take home messages from this video is that Naive Bayes is a probabilistic model and it is called Naive because it assumes that features are independent of each other given the class label. It is Naive because it's actually not necessarily true even for text. So for example, the fact that you have "White House" as two words but together having a significantly different meaning. If you see the word "White" with a capital W, the chance that it is followed by "House" is very high. So these two features of "White" and "House" are not really independent of each other. But Naïve Bayes models kind of ignored that. They say that given the class label, I'm assuming all features are independent because the math on how you can compute the probabilities becomes easy. Even so, for text classification problems, Naïve Bayes models actually typically provide very strong baselines. It is traditionally the first one you should try because. It will give you the benchmark or a baseline that is pretty strong. And then you can look at other models that you see soon for how well it improves over Naïve Bayes models. It's a very simple model to learn. The parameters are very easy to understand and to learn because they are just counts. Ad they are just counts counted in different ways and so on. So the big message is Naïve Bayes is a very important classifier for text classification and should be the first one you should try.</text:p>
      <text:p text:style-name="P11"/>
      <text:p text:style-name="P7">NAIVE BAYES VARIATIONS</text:p>
      <text:p text:style-name="P12">When we talked about the Naïve Bayes model and the theory and the formulation behind it, we didn't really focus on the features and what the features represented. There are two ways in which Naïve Bayes features could be learned. There are the two classic variants of Naïve Bayes for text. You have the multinomial Naïve Bayes model and the other one would be a Bernoulli model, and we will talk about it soon. The multinomial Naïve Bayes model is one in which you assume that the data follows a multinomial distribution. So what does that mean? It means that when you have the set of features that define a particular data instance, we're assuming that these each come independent of each other and can also have multiple occurrences or multiple instances of each feature. So, counts become important in this multinomial distribution model. So you have each feature value, a some sort of a count or a weighted count. Example would be word occurrence counts or TF-IDF weighting and so on. So, suppose you have a piece of text, a document, and you are finding out what are all the words that were used in this model. That would be called a bag-of-words model. And if you just use the words, whether they were present or not, then that is a Bernoulli distribution for each feature. So, it becomes a multivariate Bernoulli when you're talking about it for all the words. But if you say that the number of times a particular word occurs is important, so for example, if the statement is to be or not to be, and you want to somehow say that the word to occur twice, the word be occur twice, the word or occur just once and so on, you want to somehow keep track of what was the frequency of each of these words. And then, if you want to give more importance to more rare words, then you would add on something called a term frequency, inverse document frequency weighting. So you don't, not only give importance to the frequency, but say how common is this word in the entire collection, and that's what the idea of weighting comes from. So for example, the word THE is very common, it occurs on almost every sentence, it occurs in every document, so it is not very informative. But if it is the word, like, SIGNIFICANT, it is significant because it's not gonna be occurring in every document. So, you want to give a higher importance to a document that has this word significant as compared to the word the, and that kind of variation in weighting is possible when you're doing a multinomial Naïve Bayes model. The second model is the Bernoulli Naïve Bayes model. Here, the assumption is that the data follows a multivariate Bernoulli distribution, where each feature is a binary feature, that is, the word is present or not present, and it's only that information about just the word being present <text:soft-page-break/>that is significant and modeled and it does not matter how many times that word was present. In fact, it also does not matter whether the word is significant or not in the sense that is the word THE, which is fairly common in everything, or is the word something like SIGNIFICANT, which is less common in all documents. So when you have just the binary features, I mean, just a binary model for every feature, then the entire data, the set of features follows what is called a multivariate Bernoulli model. So these are the two standard classic variants in Naïve Bayes, and you'll see that most of the approaches and most of the tools that you have for Naïve Bayes modeling give you that option, give you the option of multinomial Naïve Bayes or Bernoulli Naïve Bayes. It's fairly common in text documents to use the multinomial Naïve Bayes, but there are instances where you would want to go the Bernoulli route, especially if you want to somehow say that the frequency is immaterial and it's just whether the presence or absence of a word that is more important.</text:p>
      <text:p text:style-name="P12"/>
      <text:p text:style-name="P8">SUPPORT VECTOR MACHINES</text:p>
      <text:p text:style-name="P13">In this video we are going to talk about support vector machines. Let's think again about the classification task we first saw. This is a passage about some medical condition, and we need to decide whether it is nephrology, neurology, or podiatry. Looking at the words, like athlete's foot, infection of the foot and so on, we would know that this is podiatry. Let's take another example. And this is about sentiment analysis. This is somebody's review for a movie, and you could guess which movie it is since in sensibility- and you can see that the the author or the reviewer here has given some stars and so on, but then used words like wow and great movie and so on. Using those words we could then identify that this particular review is positive. If you have seen words like boring, or lame, or worst, and so on, it would be a negative review. So again this is a sentiment classification task, where looking at the words, we had to determine whether it's positive or negative. So in general, a classifier can be said to be a function on the input data. So you have some function F, that works on medical passages and labels, or decides that what the class label should be. Nephrology, neurology or podiatry. Or another function looks at this review, a movie review, and decides it's +1 that stands for positive review, or -1 that stands for negative review. It's typical to actually have numbers, like +1 or -1 Assigned to classes, and that's what support vector machines or any of that linear classifier, typically use. When you're talking about support vector machines, we need to talk about decision boundaries. What is a decision boundary? Let's take this example. There are just two dimensions, X1 and X2, and there are points, leader points in this two dimensional in space. Some of them are marked star, others are marked circle. Let's call the circle ones as Class A, and the stars as Class B. Now you need to somehow make a boundary around one of the classes to separate that from the other class. You can use any decision boundary, you could use one that is a circle, or you could use one that's a square, or you could have any other random shape, in this case let's take a shape of a heart. A classic fiction function is represented by this decision surface, or decision boundary. And this choice of what shape you should use is completely dependent on this application. If you think that points in the two dimensional base are well represented using a circle, you would use that. Whenever you use a decision boundary, the main purpose is when you get a new point that is unlabeled, depending on the decision boundary you have learned, you can label it as one of the classes. So in this particular example, this point that is unlabeled, will be marked as a star, or Class B because that is outside this boundary that was learned around class A. But when you're using a decision boundary, there are other factors that should be considered. And let's take another example where here you have positive and negative points, so positive is one class, negative is the other class. And all the red positives and negatives define this training data that we have. Looking at this data, you could learn a boundary like this. It's an irregular shaped Pentagon, or in general any other polygon or closed surface that puts all the positive class, on the positive points, inside this polygon, and all the negative points are outside. This is a perfectly great division boundary. The accuracy on the training data is 100% Every point is labeled correctly. But then, when we look at the test data, represented by black positives and negatives here, you would start seeing that yes in general there are positive points near positive points that you saw earlier. In general negative points are near negative points. But then, because of the way we defined the <text:soft-page-break/>division boundary, there are many many more mistakes that we have done here. There are many many positive points outside of the polygon. The outside spear is supposed to be negative, and there are points within this polygon, that are negative. So in general, in unseen test data, this decision boundary has not worked very well. This problem is called data overfitting. When you have learned a decision boundary that works very well on training data, but does not generalize to test data. So instead of a irregular shape boundary, let's consider a linear boundary or a straight line. So in a two dimension space, it is a straight line. In a three dimensional space. It would be a plane, in general and dimensional data representation, it would be a hyperplane. So in this particular case, you have a line that separates the positive region, that's one half of this two dimensional space as positive, and the other half as negative. As you can see, it's not accurate, it's not 100% accurate. You have three negative points on the positive side, and you have one positive point on the negative side. So yes, it has made some mistakes in the training data, but it's very easy to find, because you have to basically learn a line that maximally separates these two points, that that makes as fewer errors as positive, as possible, and you can see that there is no one line that could have separated the positives from negatives completely. So this is as good as you can get. It's also very easy to evaluate, because now you have a very simple rule that any point in this entire half-space and half-region that's on the positive side is going to be called positive. And any point on the other side is going to be called negative. In general, this idea of using a simple classifier or a simple model to fit the data, Is called Occam's Razor. And the rule of thumb here is simple models generalize well. You want to use something that is simple to explain, that would work very well in the test data. And as you can see, if you apply the test points on top of this, you would notice that all test points have been correctly classified. Except for one positive that's on the negative side. So the error is really just one point on the test, and of course there are four points in the training data that were misclassified as well. But overall this is still a much better model than this irregular shaped boundary where we had seen earlier that quite a few positive points have been misclassified, and two of the negative points were misclassified in the test data. So how do you find this linear boundary? You could use a lot of algorithms and methods to do so. Typically, when you're finding a linear boundary, you're finding W, or the slope of the line. You basically want to find out the coefficients that are the weights associated with the dimensions X1 and X2, so W is typically of the same dimension, same size as your data points. And you are going to use a linear function to see which point would be called positive or negative. There could be many methods, perceptron, a linear discriminant analysis, or linear least square techniques and so on. There are many methods to use, so you could use some perceptrons, you could use linear discriminative analysis, or linear least squares. And in one particular case, in this case, we're going to talk about support vector machines. The problem is that whenever you have a linear boundary that separates the positive points and negative points, if there is one line that splits the positives and negatives from each other, there are in fact infinitely many lines. So you could have a line like this, or the line like this, or the line like this. They all separate the positive points from the negative points. Then the choice becomes what is the best line here. So let's take another example, very similar to what we have seen before. Again two dimensions, positives and negatives. And consider this line. This line is one that goes from the farthest positive to the farthest negative. By farthest I mean the ones that are kind of the most confusing, that are closest to the boundary, and this line perfectly splits the data as best as it can. I mean it's not really 100% accurate, as you can see that there are negative points on the positive side and two points on the negative side. But if you learn this line, you could actually- you learned any other line. And the question becomes what is a reasonable boundary? So instead of the blue line, if you consider this red band, you would see that the points that are in the confusion are low. What do I mean by that? So in the previous example, when you had just this blue line, any small change to the positive point or a negative point will make an error. If you make a small perturbation on the posture point, let's take an example here, and say this point, is moved a little bit here, suddenly, you're either making a mistake or this line has to change to now get here. So you can see that a small change in a data point can actually lead to a big change in the classifier. However, if you use a line like this, where you have a big band separating the points, you would notice that any small change, the same small <text:soft-page-break/>change that you found here, would still be on the same side as the hyperplane, as what you would expect it to be. So a small change in your data points would still not change the label that this particular classifier will assign that. So a small change- it's actually more- So it's more resistant to noise or perturbations. This idea is called maximum margin. You would want to learn the thickest band that you can fit, that separates the positive points from negative points. This band, or the thickness is called the margin, and the middle line between them is called the actual hyperplane. So that's the maximum margin hyperplane. The idea here is that you are not basing your classifier on two points, a positive and negative point, but a set of points called support vectors. And in general, the support vector machine is</text:p>
      <text:p text:style-name="P13"><text:s/>just maximum margin classifier. Where it's not just one or two points that will make a big difference, you actually have a lot of support to learn this margin or this band, and these support vectors are the points that are the most sensitive to shift. But even then, small changes or perturbations to support vectors still would not change the classification, because classification happens with respect to this maximum margin hyperplane. So now the question becomes how do you find it. Support vector machines uses optimization techniques to do it. These are linear classifiers that find hyperplane to separate these two classes of data, the positive and the negative class, and basically given training data of the type X_1,Y_1, X_2,Y_2 and so on, where Xs are the representations of the data in terms of its features, as opposed to any dimensional feature representation. And you have the Ys as the class label, which is one of two labels here, -1 and +1, then SVM will find the linear function W, a weight vector, such that the function of f, of X_i, is this dot product of W and X_i, so W.X_i with some bias done, but the idea is that if the value for a new X_i. If the function leads to a positive value, of X_i is greater than zero, then the label is +1, otherwise the label is -1. You have seen that this SVM tend to work only for binary classification problems, and we have seen an example of this, +1 and -1 so far, but then what happens when you have multiple classes? Let's take this example of the three classes, podiatry, nephrology, neurology. In general, when you were to use the SVM in a multiclass classification set up, you would want to learn it in one of two scenarios. One is called One versus rest. Where you are actually learning binary classifiers between one class and all the other classes together. For example, this is the classifier between nephrology and all documents that are not nephrology. Assume that d1 to d9 are all nephrology documents. So this classification is a perfect classification to learn nephrology, as these nine documents, and anything that is not nephrology is on the other side. Then, we learn another classifier, this time for neurology. Where the documents d10 to d15 are neurology documents, and everything else, d1 to d9, and d16 to d21, are all not neurology. And then, we do the same thing with podiatry. You have the documents d16 to the d21, that is labeled podiatry, and everything else. That's d1 to d15, is going to be not podiatry. So in general, we are learning three classifiers, or for n class setup, we are learning n classifiers, such that all the points in one region, let's take the region as this, D16 to d21, ist' going to be not nephrology, yes on podiatry, And what's the other one. Yes, it's not on neurology. So it's not neurology, it's not nephrology, and it's podiatry. So this is going to be podiatry. Right? Let's take another set up, and this set up is where instead of learning one versus rest, we are going to do one versus one. That means that you're going to learn classifiers between let's say nephrology and neurology. So in this case you look at only documents that were labeled nephrology or neurology. That's d1 to d9, and d10 to d15, and separate them. So the red line just separates these two points. These two classes, I'm sorry. And then you learn another classifier. This is between neurology and podiatry, that works on a smaller set. Again it's between the d1 to d9 as the neurology documents, and d16 to d21 as the podiatry document. And again the third one, which is between nephrology and podiatry. When you have these three classes together, you can see that in general, for an n-class set up, there are (n,2). A combonotorial number n_square number of classifiers. It so happens that for three classes, it is three classifiers, But for four classes it'll likely to be six classifiers, and so on. But then, you can still use the same idea where you have these points, going to be called between the class labels podiatry and neurology, it's podiatry. Between the classes podiatry and nephrology. It's podiatry, and between the classes nephrology and neurology, it's basically nothing, because it's right in the middle, right? But you still see that <text:soft-page-break/>sometimes it's going to be called nephrology, sometimes it's going to be called neurology, but the overall votes are still in favor of podiatry because you have two- that all of these points you're going to get two votes on podiatry because of the other two classes. And maybe one additional vote for nephrology or neurology. In any case, all of these points are still going to be classified correctly as podiatry. So both of these, in this particular toy dataset have been labeled the right way, but just the idea and the approach is very different. In one case you're learning one class against all the other classes, and in the other case it's one versus one and do n_square a number of classes. Or reference squared number of classes this way. Okay, so let's look at one of the parameters when we learn a support vector machine. One of the most critical parameters becomes parameter C, and that defines regularization. Regularization is a term that denotes how important it is for individual data point to be labeled correctly, as compared to all the points in the general model. So how much importance should we give to individual data points? This parameter for example, if you have a larger value of c, that means the regularization is less, and that means that you are fitting the training data as much as possible. You are giving the individual points a lot of importance, and every data point becomes important. You want to get them right, even if the overall accuracy is low, or generalization error is high. Whereas smaller values of c means that are more regularization, where you are tolerant to errors on individual data points, as long as in the overall scheme you are getting simpler models let's say. So the generalization error is expected to be low. The default values in most of the packages is one. But you could change that parameter depending on how important you want your individual data point classifications to be. The other parameters are typically with respect to what is the type of a decision boundary you would want to learn. We've talked about linear kernels a lot here. Linear decision boundaries, but you could have a polynomial kernel, or a regular basis function kernel and so on. In fact we have talked about these in course three, as part of this specialization. So I would refer you to some of the slides and discussion around that in the previous course, in the course three. The other parameter for SVM is whether it's multiclass or not, and if it is multiclass, which one would you use, so OVR would be the parameter setting for one versus rest, and there are other parameter options possible. As you can see with one versus rest, you are learning fewer number of classifiers. So that's preferred over one versus one. The other important factor and a parameter would be class weight. So different classes could get different weights. For example, if you want a particular class, let's say spam or not spam, and you know that the spams are usually like 80% of e-mails somebody gets. So then he would want, that because it's just such a skewed distribution where one of the classes 80% and the other classes 20% you would want to give different weight to these two classes. In general these these parameters are possible to set in in python models, and we'll talk about exact parameter settings in another video. But to conclude, the big take home messages from support vector the machines is that, these tend to be most accurate classifieds for text, especially when we are talking about high-dimensional data, as text data typically is. There are strong theoretical foundations for support vector machines. It's based out of optimization theory, which were not talked about in any detail in this video, but I would encourage interested folks to go and check it out. We'll add some of them in the reading list for this video. Support vector machine handles only numeric data. So what would you do with other data? You typically can word these categorical features into numeric features. As you can see this is a dot product based algorithm. So it uses numbers to define whether it should be boundary on one side or the other. So it works only on numeric features. You would also want to normalize the features. That means you don't want some dimensions to be very high in numbers, and other dimensions to be very low. You would want to put them all in a zero to one range, so that each feature gets enough importance and you can learn the relative importance that way. But in general, the hyperplane that you learn even that they're very easy to learn and easy to test, they are hard to interpret. Which means that you don't really know why a particular point has been labelled as positive or negative. It's a combination of multiple factors. But in general if explanation is not a critical requirement for the classifier, support vector machines do give you very high and very accurate classifiers, very similar to naive bayes. In fact for a lot of text classification problems, support vector machines should be one of the first ones you should try.</text:p>
      <text:p text:style-name="P9"><text:soft-page-break/>LEARNING TEXT CLASSIFIERS IN PYTHON</text:p>
      <text:p text:style-name="P14">Okay. So now that we know what is a theoretical understanding of text classification, let's see how to build one in Python. There are quite a few toolkits available for supervised text classification. Scikit-learn is one of them. For those of you who have gone through course three of the specialization, you have seen scikit-learn before. The other toolkit is something that we have seen in this course. That's NLTK. And in fact, NLTK interfaces with scikit- learn and also has interfaces for other machine learning toolkits like Weka. We will not be covering Weka in this course, but I would encourage you to check it out as well. Let's first start with scikit-learn. Scikit-learn is an open-source machine learning library. It started as a Google summer of code in 2007, but it has very strong programmatic interface, especially, when you compare it against Weka which is a more graphical user interface or primarily driven as the user interface model. Scikit-learn is used extensively as a machine learning library in Python. Scikit-learn has predefined classifiers. The algorithms are already there for you to use. So you could use the Naive Bayes Classifier if you want to learn that. So let's go through some steps about what functions you'd use, what calls you'd use, when you're using the Naive Bayes classifier. First, you need to import Naive Bayes from sklearn. Then, you're going to call this naive_bayes.MultinomialNB()=clfr and that would be your Bayes classifier. Now we have seen earlier that there are two big ways in which Naive Bayes models can be trained. One is a multinomial model, other one is a Bernoulli model. And you also have a Bernoulli model here, you have naive_bayes.BernoulliNB() if you want to use that model. Once you have defined a Bayes classifier, you can train that classifier on the training data. You would use classifier.fit and then give the data and label as a two parameters. If you are completely comfortable with this, you could actually merge them two together. You could say naive_bayes.MultinomialNB.fit(train_data, train_labels). Once you have trained the model, you would predict the label for a new dataset using predict function. So you'll have classify that predict and pass the test data that has been get of, you have already extracted the features and so on. And then, when you call it with predict, you're going to be at the labels. And then once you have the labels, you can see how well you have done in your classification. Especially, if you have label test data, you would use metrics.f1_score, that is one of the measures that be use and give the test labels. That is the goal set, the actual labels, the predicted labels and define what kind of averaging you want to do: micro averaging and macro averaging. You have covered some of these concepts already in course three, so I'll not repeat them here. But I would point to some of the reading material around: what kind of measures you could use instead of f1_score, what does f1 mean and what kind of averaging you could do, like micro averaging and macro averaging and so on. Sklearn, that's Scikit-learn, also has SVM classifier. So how do you train as support vector machine or SVM? Well, the goals are very similar. In this case, you are going to import SVM from sklearn and call svm. SVC as the classifier. SVC stands for support vector classifier. As we see, you need to pass some parameters. Typically, for text classification models, you're going to focus on linear classifiers. So it's a linear kernel to consist kernel as linear. And then you can specify the C parameter. We have talked about that earlier in one of the earlier videos and that is the parameter for soft margin. The default values for kernel is RBF, a radial basis function, kernel and the default value for C is one, where you are neither too hard not too soft on the margin. Once you have defined this bayes classifier, you can fit or you can train it the same way as you train the Naive Bayes one. So you're going to see classifier.fit and pass the data and labels as two separate parameters. And then you'll be able to predict the same way as last time you have classified or predict on test data. Now, we need to talk briefly about model selection. You'd recall that there were multiple phases in supervised learning task. And we talked about it earlier. There's a training phase and an inference phase. You have labeled it as that is already labeled, so in this case, it's green and red. And you split that label data into the training data set and the hold out validation data set. And then you have the test data that could also be labeled that would be used to say how well you have performed on unseen data. But typically, the test data set is not labeled. So you're going to train something on a label set and then you need to apply it on an unlabeled tests. So, you need to use some of the labeled data to see how well these models are. Especially if you're comparing between <text:soft-page-break/>models, or if you are tuning a model. So if you have some parameters, for example you have the C parameter in SVM, you need to know what is a good value of C. So, how would you do it? That problem is called the model selection problem. And while you're training, you need to somehow make sure that you have ways to do that. There are two ways you could do model selection. One is keeping some part of printing the label data set separate as the hold out data. And the other option is cross-validation. So for the first one, if you're doing that in scikit-learn, you're going to save from scikit-learn input model selection. So that will give you the options available to you. And then, first we'll see how you could use that train test split. So I'm going to say model_selection.train_test_split. Give that train that untrained labels and then specify how much should be your test size. So for example, suppose you have these data points. In this case, I have 15 of them and I say I want to do a two third one third split. So my test size is one third or 0.333. That would mean 10 of them would be the train set and five of them would be the test. Now, you could shuffle the training data, the label data, so that you have a randomly uniform distribution around the positive and negative class. But then, you could say I wanted to keep let's say 66 percent in train and 33 percent in test or go 80 20 if you want to. Let's say four out of five should go in my train set and the one out of five, the fifth part as a test. When you do it this way, you are losing out a significant portion of your training data into test. Remember, that you cannot see the test data when you're training the model. So test data is used, exclusively, to tune the parameters. So your training data effectively reduces to 66 percent in this case. The other way to do model selection would be cross-validation. So the cross validation with five full cross-validation, would be something like this where you split the data into five parts. These are five folds. And then, you train five times basically. You train every time where four parts are in the train set and one part is in the test set. So you're going to train five models. Let's see. First, you're going to train on parts one to four and test on five. The next time you're going to say I'm going to train on two to five and test on one and so on. So you have one iteration where five is the test and the regression where one is the test, a third iteration where two is the test and so on. So when you're doing it in this way, you get five ways of splitting the data. Every data point isn't the test ones in this five folds. And then, you get average out the five results you get on the whole test set to see how we'll perform, how the model performs on unseen data. The cross-validation folds is a parameter. In this explanation, I took it as five. It's fairly common to use 10-fold cross-validation especially when you have a large data set. You can keep 90 percent for training and 10 percent as the cross validation hold out data set but because you're doing it 10 times, you're also averaging on multiple runs. And in fact, it's fairly common to run cross-validation multiple times. So that you have reduced variance in your results. Both these models are trained to split and cross-validation are fairly commonly used and critical when you're doing any model selection. Okay. Now let's move to NLTK. How do you do supervised text classification in the natural language toolkit that we have seen in fair detail in this course? NLTK has some text classification algorithms. So for example, it has a naive bayes classifier. It also has decision trees and condition exponential models and maximum entropy models and so on. But the real interesting thing is it has something called Weka classifier or Sklearn classifier that gives uses of NLTK a way to call the underlying scikit-learn classifier or underlying Weka classifier through their code in Phyton. Specifically, if you are using the naive bayes classifier that is available in NLTK, we are going to say from nltk.classify import NaiveBayesClassifier. You're going to say the classifier is now naivebayesclassifier.train. So you're directly going to train on the train set to know that there are no two functions really as common as I could learn where you have a based model and then you have a training function. Here, you are going to say that you have naivebayesclassifier.train and you train this model and you're going to classify it using the classify function. So it's classifier.classify (unlabeled instance). If it's one instance you're going to use the classify function, if there are many, I would going to say classify many, and give a set of unlabeled instances. You also get the accuracy of the performance of the sklearn classifier using nltk.classify util function and then call the accuracy function there</text:p>
      <text:p text:style-name="P14"><text:s/>where you're giving in the classifier and the test set. And that will give you how well, what is the accuracy of this classifier that you have trained. You can also use other utility functions like labels, classifier.labels tells you all the labels that are there that this classifier has trained on. And you can <text:soft-page-break/>use some features like this where you have show_most_informative_features that gives you the top few features and again said how many features you want. Say top five or top 10 features that are most important or informative for the classification task. It's especially useful in naive bayes classifiers, when you want to know which features have the most information in them. Which ones are most informative for the following classifier. For support vector machines, there is no native NLTK function. But as I said, you can use the scikit-learn SVM function through NLTK. So here, you're going to say nltk.classify import scikit-learn classifier so SklearnClassifier. And then, you're going to actually use both naive bayes models from scikit-learn using a sklearn.naive_bayes import MultinomialNB or BernoulliNB. And you can use the SVM model that you have seen earlier. So from sklearn.svm import svc. You'll call the function very similar way to how you do it in scikit-learn. And so you have a sklearn.classifier, give the classifier there, the name of the classifier, and.train and then give the train set. Now for MultinomialNB, there was no parameters that you need to pass. That's okay. But for support vector machine, there is one, right? So you need to specify the kernel for example. So you can specify that inside this sklearn classifier function. You're saying that I'm going to call as we see and I'm going to pass parameters where it's linear kernel and the C parameter, for example, can also be specified here. And then you are going to see.train(train_set). The rest are very similar to how you would do in sklearn. You're going to use the predict function and so on. So, the take home messages here are that: scikit-learn is most commonly use machine learning toolkit in Python, but NLTK has its own implementation of naive Bayes and it has this way to interface with scikit-learn and other machine learning toolkits like Weka, by which you can call those functions, those implementations through NLTK.</text:p>
      <text:p text:style-name="P14"/>
      <text:p text:style-name="P10">DEMONSTRATION: CASE STUDY&lt; SENTIMENTAL ANALYSIS &gt;</text:p>
      <text:p text:style-name="P15">Today, we'll be going through an example of using scikit-learn to perform sentiment analysis on Amazon Reviews.</text:p>
      <text:p text:style-name="P15">Play video starting at ::17 and follow transcript0:17</text:p>
      <text:p text:style-name="P15">The data set we'll be working with today is the Amazon Reviews on Unlocked_Mobile phones dataset.</text:p>
      <text:p text:style-name="P15">Play video starting at ::24 and follow transcript0:24</text:p>
      <text:p text:style-name="P15">Looking at the head of the dataframe, we can see we have the Product Name, Brand, Price, Rating, Review text and the number of people who found the review helpful.</text:p>
      <text:p text:style-name="P15">Play video starting at ::36 and follow transcript0:36</text:p>
      <text:p text:style-name="P15">For our purposes, we'll be focusing on the Rating and Reviews columns.</text:p>
      <text:p text:style-name="P15">Play video starting at ::41 and follow transcript0:41</text:p>
      <text:p text:style-name="P15">Let's start by cleaning up the dataframe a bit. First, we'll drop any rows with missing values.</text:p>
      <text:p text:style-name="P15">Play video starting at ::48 and follow transcript0:48</text:p>
      <text:p text:style-name="P15">Next, let's remove any ratings = 3, we'll assume these are neutral.</text:p>
      <text:p text:style-name="P15">Play video starting at ::54 and follow transcript0:54</text:p>
      <text:p text:style-name="P15">Finally, we'll create a new column that will serve as our target for our model, where any reviews that were rated more than 3 will be encoded as a 1, indicating it was positively rated. Otherwise, it'll be encoded as a 0, indicating it was not positively rated.</text:p>
      <text:p text:style-name="P15">Play video starting at :1:13 and follow transcript1:13</text:p>
      <text:p text:style-name="P15">Looking at the mean of the positively rated column, we can see that we have imbalanced classes.</text:p>
      <text:p text:style-name="P15">Play video starting at :1:20 and follow transcript1:20</text:p>
      <text:p text:style-name="P15">Now, let's put our data into training and test sets using the reviews and positively rated columns.</text:p>
      <text:p text:style-name="P15">Play video starting at :1:28 and follow transcript1:28</text:p>
      <text:p text:style-name="P15">Looking at X_train, we can see we have a series of over 231,000 reviews or documents. We'll need to convert these into a numeric representation that scikit-learn can use. The bag-of-words approach is simple and commonly used way to represent text for use in machine learning, which ignores structure and only counts how often each word occurs. CountVectorizer allows us to use the bag-of-words approach by converting a collection of text documents into a matrix of token counts.</text:p>
      <text:p text:style-name="P15">Play video starting at :2:2 and follow transcript2:02</text:p>
      <text:p text:style-name="P15"><text:soft-page-break/>First, we instantiate the CountVectorizer and fit it to our training data.</text:p>
      <text:p text:style-name="P15">Play video starting at :2:9 and follow transcript2:09</text:p>
      <text:p text:style-name="P15">Fitting the CountVectorizer consists of the tokenization of the trained data and building of the vocabulary.</text:p>
      <text:p text:style-name="P15">Play video starting at :2:18 and follow transcript2:18</text:p>
      <text:p text:style-name="P15">Fitting the CountVectorizer tokenizes each document by finding all sequences of characters of at least two letters or numbers separated by word boundaries. Converts everything to lowercase and builds a vocabulary using these tokens.</text:p>
      <text:p text:style-name="P15">Play video starting at :2:36 and follow transcript2:36</text:p>
      <text:p text:style-name="P15">We can get the vocabulary by using the get_feature_names method.</text:p>
      <text:p text:style-name="P15">Play video starting at :2:40 and follow transcript2:40</text:p>
      <text:p text:style-name="P15">This vocabulary is built on any tokens that occurred in the training data.</text:p>
      <text:p text:style-name="P15">Play video starting at :2:47 and follow transcript2:47</text:p>
      <text:p text:style-name="P15">Looking at every 2,000th feature, we can get a small sense of what the vocabulary looks like. We can see it looks pretty messy, including words with numbers as well as misspellings.</text:p>
      <text:p text:style-name="P15">Play video starting at :2:59 and follow transcript2:59</text:p>
      <text:p text:style-name="P15">By checking the length of get_feature_names, we can see that we're working with over 53,000 features.</text:p>
      <text:p text:style-name="P15">Play video starting at :3:9 and follow transcript3:09</text:p>
      <text:p text:style-name="P15">Next, we use the transform method to transform the documents in X_train to a document term matrix, giving us the bag-of-word representation of X_train.</text:p>
      <text:p text:style-name="P15">Play video starting at :3:21 and follow transcript3:21</text:p>
      <text:p text:style-name="P15">This representation is stored in a SciPy sparse matrix, where each row corresponds to a document and each column a word from our training vocabulary.</text:p>
      <text:p text:style-name="P15">Play video starting at :3:31 and follow transcript3:31</text:p>
      <text:p text:style-name="P15">The entries in this matrix are the number of times each word appears in each document.</text:p>
      <text:p text:style-name="P15">Play video starting at :3:38 and follow transcript3:38</text:p>
      <text:p text:style-name="P15">Because the number of words in the vocabulary is so much larger than the number of words that might appear in a single review, most entries of this matrix are zero.</text:p>
      <text:p text:style-name="P15">Play video starting at :3:48 and follow transcript3:48</text:p>
      <text:p text:style-name="P15">Now let's use this feature matrix X_ train_ vectorized to train our model. We'll use LogisticRegression, which works well for high dimensional sparse data.</text:p>
      <text:p text:style-name="P15">Play video starting at :4:1 and follow transcript4:01</text:p>
      <text:p text:style-name="P15">Next, we'll make predictions using X_test and compute the area under the curve score. We'll transform X_test using our vectorizer that was fitted to the training data.</text:p>
      <text:p text:style-name="P15">Play video starting at :4:12 and follow transcript4:12</text:p>
      <text:p text:style-name="P15">Note that any words in X_test that didn't appear in X_train will just be ignored. Looking at our AUC score, we see we achieve a score of about 0.927. Let's take a look at the coefficients from our model.</text:p>
      <text:p text:style-name="P15">Play video starting at :4:29 and follow transcript4:29</text:p>
      <text:p text:style-name="P15">Sorting them and looking at the ten smallest and ten largest coefficients, we can see the model has connected words like worst, worthless and junk to negative reviews. And words like excellent, loves, and amazing to positive reviews.</text:p>
      <text:p text:style-name="P15">Play video starting at :4:46 and follow transcript4:46</text:p>
      <text:p text:style-name="P15">Next, let's look at a different approach, which allows us to rescale features called tf–idf.</text:p>
      <text:p text:style-name="P15">Play video starting at :4:54 and follow transcript4:54</text:p>
      <text:p text:style-name="P15">Tf–idf, or Term frequency-inverse document frequency, allows us to weight terms based on how important they are to a document.</text:p>
      <text:p text:style-name="P15">Play video starting at :5:3 and follow transcript5:03</text:p>
      <text:p text:style-name="P15">High weight is given to terms that appear often in a particular document, but don't appear often in the corpus. Features with low tf–idf are either commonly used across all documents or rarely used and only occur in long documents.</text:p>
      <text:p text:style-name="P15"><text:soft-page-break/>Play video starting at :5:19 and follow transcript5:19</text:p>
      <text:p text:style-name="P15">Features with high tf–idf are frequently used within specific documents, but rarely used across all documents.</text:p>
      <text:p text:style-name="P15">Play video starting at :5:28 and follow transcript5:28</text:p>
      <text:p text:style-name="P15">Similar to how we used CountVectorizer, we'll instantiate the tf–idf vectorizer and fit it to our training data.</text:p>
      <text:p text:style-name="P15">Play video starting at :5:37 and follow transcript5:37</text:p>
      <text:p text:style-name="P15">Because tf–idf vectorizer goes through the same initial process of tokenizing the document, we can expect it to return the same number of features.</text:p>
      <text:p text:style-name="P15">Play video starting at :5:46 and follow transcript5:46</text:p>
      <text:p text:style-name="P15">However, let's take a look at a few tricks for reducing the number of features that might help improve our model's performance or reduce a refitting.</text:p>
      <text:p text:style-name="P15">Play video starting at :5:56 and follow transcript5:56</text:p>
      <text:p text:style-name="P15">CountVectorizor and tf–idf Vectorizor both take an argument, mindf, which allows us to specify a minimum number of documents in which a token needs to appear to become part of the vocabulary.</text:p>
      <text:p text:style-name="P15">Play video starting at :6:10 and follow transcript6:10</text:p>
      <text:p text:style-name="P15">This helps us remove some words that might appear in only a few and are unlikely to be useful predictors. For example, here we'll pass in min_df = 5, which will remove any words from our vocabulary that appear in fewer than five documents.</text:p>
      <text:p text:style-name="P15">Play video starting at :6:29 and follow transcript6:29</text:p>
      <text:p text:style-name="P15">Looking at the length, we can see we've reduced the number of features by over 35,000 to just under 18,000 features. Next, when we transform our training data, fit our model, make predictions on the transform test data, and compute the AUC score, we can see we, again, get an AUC of about 0.927. No improvement in AUC score, but we were able to get the same score using far fewer features. Let's take a look at which features have the smallest and largest tf–idf.</text:p>
      <text:p text:style-name="P15">Play video starting at :7:6 and follow transcript7:06</text:p>
      <text:p text:style-name="P15">List of features with the smallest tf–idf either commonly appeared across all reviews or only appeared rarely in very long reviews.</text:p>
      <text:p text:style-name="P15">Play video starting at :7:16 and follow transcript7:16</text:p>
      <text:p text:style-name="P15">List of features with the largest tf–idf contains words which appeared frequently in a review, but did not appear commonly across all reviews.</text:p>
      <text:p text:style-name="P15">Play video starting at :7:27 and follow transcript7:27</text:p>
      <text:p text:style-name="P15">Looking at the smallest and largest coefficients from our new model, we can again see which words our model has connected to negative and positive reviews.</text:p>
      <text:p text:style-name="P15">Play video starting at :7:37 and follow transcript7:37</text:p>
      <text:p text:style-name="P15">One problem with our previous bag-of-words approach is word order is disregarded. So, not an issue, phone is working is seen the same as an issue, phone is not working.</text:p>
      <text:p text:style-name="P15">Play video starting at :7:50 and follow transcript7:50</text:p>
      <text:p text:style-name="P15">Our current model sees both of these reviews as negative reviews.</text:p>
      <text:p text:style-name="P15">Play video starting at :7:56 and follow transcript7:56</text:p>
      <text:p text:style-name="P15">One way we can add some context is by adding sequences of word features known as n-grams. For example, bigrams, which count pairs of adjacent words, could give us features such as is working versus not working. And trigrams, which give us triplets of adjacent words, could give us features such as not an issue.</text:p>
      <text:p text:style-name="P15">Play video starting at :8:19 and follow transcript8:19</text:p>
      <text:p text:style-name="P15">To create these n-gram features, we'll pass in a tuple to the parameter ngram_range, where the values correspond to the minimum length and maximum lengths of sequences.</text:p>
      <text:p text:style-name="P15">Play video starting at :8:30 and follow transcript8:30</text:p>
      <text:p text:style-name="P15">For example, if I pass in the tuple, 1, 2, CountVectorizer will create features using the individual words, as well as the bigrams.</text:p>
      <text:p text:style-name="P15">Play video starting at :8:41 and follow transcript8:41</text:p>
      <text:p text:style-name="P15">Let's see what kind of AUC score we can achieve by adding bigrams to our model.</text:p>
      <text:p text:style-name="P15"><text:soft-page-break/>Play video starting at :8:47 and follow transcript8:47</text:p>
      <text:p text:style-name="P15">Keep in mind that, although n-grams can be powerful in capturing meaning, longer sequences can cause an explosion of the number of features.</text:p>
      <text:p text:style-name="P15">Play video starting at :8:55 and follow transcript8:55</text:p>
      <text:p text:style-name="P15">Just by adding bigrams, the number of features we have has increased to almost 200,000. And after training our logistic regression model and our new features, looks like by adding bigrams, we were able to improve our AUC score to 0.967. If we take a look at what features our model connected with negative reviews, we can see that we now have bigrams such as no good and not happy,</text:p>
      <text:p text:style-name="P15">Play video starting at :9:24 and follow transcript9:24</text:p>
      <text:p text:style-name="P15">while for positive reviews we have not bad and no problems.</text:p>
      <text:p text:style-name="P15">Play video starting at :9:30 and follow transcript9:30</text:p>
      <text:p text:style-name="P15">If we again try to predict not an issue, phone is working, and an issue, phone is not working, we can see that our newest model now correctly identifies them as positive and negative reviews respectively.</text:p>
      <text:p text:style-name="P15">Play video starting at :9:44 and follow transcript9:44</text:p>
      <text:p text:style-name="P15">The vectorizers we saw in this tutorial are very flexible and also support tasks such as removing stop words or limitization. So be sure to check the documentation for more info. As always, thanks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0T08:42:27.270927102</meta:creation-date>
    <dc:date>2021-05-10T18:04:42.616374557</dc:date>
    <meta:editing-duration>PT3H34M59S</meta:editing-duration>
    <meta:editing-cycles>7</meta:editing-cycles>
    <meta:generator>LibreOffice/6.0.7.3$Linux_X86_64 LibreOffice_project/00m0$Build-3</meta:generator>
    <meta:document-statistic meta:table-count="0" meta:image-count="0" meta:object-count="0" meta:page-count="18" meta:paragraph-count="218" meta:word-count="13852" meta:character-count="78687" meta:non-whitespace-character-count="65061"/>
  </office:meta>
</office:document-meta>
</file>